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ocuments" style:display-name="table_documents" style:family="table">
      <style:table-properties style:width="17.013cm" fo:margin-left="0cm" table:align="left" style:may-break-between-rows="true" table:border-model="collapsing"/>
    </style:style>
    <style:style style:name="table_5f_documents.A" style:display-name="table_documents.A" style:family="table-column">
      <style:table-column-properties style:column-width="4.101cm"/>
    </style:style>
    <style:style style:name="table_5f_documents.B" style:display-name="table_documents.B" style:family="table-column">
      <style:table-column-properties style:column-width="4.286cm"/>
    </style:style>
    <style:style style:name="table_5f_documents.C" style:display-name="table_documents.C" style:family="table-column">
      <style:table-column-properties style:column-width="8.625cm"/>
    </style:style>
    <style:style style:name="table_5f_documents.1" style:display-name="table_documents.1" style:family="table-row">
      <style:table-row-properties style:min-row-height="1.296cm"/>
    </style:style>
    <style:style style:name="table_5f_documents.A1" style:display-name="table_documents.A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fo:keep-together="auto"/>
    </style:style>
    <style:style style:name="table_5f_documents.A2" style:display-name="table_documents.A2" style:family="table-cell">
      <style:table-cell-properties style:vertical-align="middle" fo:background-color="#ffffff" fo:padding="0.097cm" fo:border="0.75pt solid #eeeeee">
        <style:background-image/>
      </style:table-cell-properties>
    </style:style>
    <style:style style:name="table_5f_destinataires" style:display-name="table_destinataires" style:family="table">
      <style:table-properties style:width="17cm" table:align="margins"/>
    </style:style>
    <style:style style:name="table_5f_destinataires.A" style:display-name="table_destinataires.A" style:family="table-column">
      <style:table-column-properties style:column-width="2.427cm" style:rel-column-width="9359*"/>
    </style:style>
    <style:style style:name="table_5f_destinataires.C" style:display-name="table_destinataires.C" style:family="table-column">
      <style:table-column-properties style:column-width="2.429cm" style:rel-column-width="9366*"/>
    </style:style>
    <style:style style:name="table_5f_destinataires.F" style:display-name="table_destinataires.F" style:family="table-column">
      <style:table-column-properties style:column-width="2.431cm" style:rel-column-width="9367*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G1" style:display-name="table_destinataires.G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G2" style:display-name="table_destinataires.G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5d94f9" officeooo:paragraph-rsid="002fc72c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1pt" fo:font-weight="bold" officeooo:rsid="00313b19" officeooo:paragraph-rsid="00313b19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11pt" fo:font-weight="bold" officeooo:rsid="005e5cb1" officeooo:paragraph-rsid="002fc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bcc74" style:font-size-asian="15pt" style:font-weight-asian="normal" style:font-size-complex="15pt" style:font-weight-complex="normal"/>
    </style:style>
    <style:style style:name="P10" style:family="paragraph" style:parent-style-name="Standard">
      <style:text-properties style:font-name="Lato" fo:font-size="15pt" fo:font-weight="bold" officeooo:rsid="0031efa6" officeooo:paragraph-rsid="002e9080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Lato" fo:font-size="15pt" fo:font-weight="bold" officeooo:rsid="0031efa6" officeooo:paragraph-rsid="002fc72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ato" fo:font-size="15pt" fo:font-weight="bold" officeooo:rsid="00455bbe" officeooo:paragraph-rsid="002fc72c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Lato" fo:font-size="15pt" fo:font-weight="bold" officeooo:rsid="00330d12" officeooo:paragraph-rsid="002fc72c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Lato" officeooo:rsid="002018f3" officeooo:paragraph-rsid="002018f3"/>
    </style:style>
    <style:style style:name="P15" style:family="paragraph" style:parent-style-name="Standard">
      <style:text-properties style:font-name="Lato" fo:font-size="16pt" fo:font-weight="bold" officeooo:rsid="00218d20" officeooo:paragraph-rsid="002d6bb6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2fc72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Lato" fo:font-size="10pt" officeooo:rsid="002bb42f" officeooo:paragraph-rsid="002fc72c" style:font-size-asian="10pt" style:font-size-complex="10pt"/>
    </style:style>
    <style:style style:name="T1" style:family="text">
      <style:text-properties officeooo:rsid="00328231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date_envoi"/>
        <text:user-field-decl office:value-type="float" office:value="0" text:name="dernier_envoi"/>
        <text:user-field-decl office:value-type="string" office:string-value="nombre_envois" text:name="nombre_envois"/>
        <text:user-field-decl office:value-type="string" office:string-value="lecture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empreinte_document" text:name="empreinte_document"/>
        <text:user-field-decl office:value-type="string" office:string-value="champ_document" text:name="champ_document"/>
        <text:user-field-decl office:value-type="string" office:string-value="email_destinataire" text:name="email_destinataire"/>
        <text:user-field-decl office:value-type="string" office:string-value="type_destinataire" text:name="type_destinataire"/>
        <text:user-field-decl office:value-type="string" office:string-value="nom_document" text:name="nom_document"/>
      </text:user-field-decls>
      <text:p text:style-name="P15">Accusé de n<text:span text:style-name="T1">otification</text:span> de mail sécurisé</text:p>
      <text:p text:style-name="P9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14">Dernière mise à jour : <text:user-field-get style:data-style-name="N10071" text:name="date">30/12/1899 00:00:00</text:user-field-get></text:p>
      <text:p text:style-name="P11"/>
      <text:section text:style-name="Sect1" text:name="documents" text:condition="ooow:&quot;nombre_documents&quot; == &quot;0&quot;" text:is-hidden="true">
        <text:p text:style-name="P12">Pièces jointes</text:p>
        <text:p text:style-name="P12"/>
        <table:table table:name="table_documents" table:style-name="table_5f_documents" table:template-name="Simple Grid Rows">
          <table:table-column table:style-name="table_5f_documents.A"/>
          <table:table-column table:style-name="table_5f_documents.B"/>
          <table:table-column table:style-name="table_5f_documents.C"/>
          <table:table-row table:style-name="table_5f_documents.1">
            <table:table-cell table:style-name="table_5f_documents.A1" office:value-type="string">
              <text:p text:style-name="P8">Champ</text:p>
            </table:table-cell>
            <table:table-cell table:style-name="table_5f_documents.A1" office:value-type="string">
              <text:p text:style-name="P7">Nom</text:p>
            </table:table-cell>
            <table:table-cell table:style-name="table_5f_documents.A1" office:value-type="string">
              <text:p text:style-name="P6">Empreinte</text:p>
            </table:table-cell>
          </table:table-row>
          <table:table-row table:style-name="table_5f_documents.2">
            <table:table-cell table:style-name="table_5f_documents.A2" office:value-type="string">
              <text:p text:style-name="P16"><text:user-field-get text:name="champ_document">champ_document</text:user-field-get></text:p>
            </table:table-cell>
            <table:table-cell table:style-name="table_5f_documents.A2" office:value-type="string">
              <text:p text:style-name="P16"><text:span text:style-name="T2"><text:s/></text:span><text:user-field-get text:name="nom_document">nom_document</text:user-field-get></text:p>
            </table:table-cell>
            <table:table-cell table:style-name="table_5f_documents.A2" office:value-type="string">
              <text:p text:style-name="P17"><text:user-field-get text:name="empreinte_document">empreinte_document</text:user-field-get></text:p>
            </table:table-cell>
          </table:table-row>
        </table:table>
        <text:p text:style-name="P11"/>
      </text:section>
      <text:p text:style-name="P13">Destinataires</text:p>
      <text:p text:style-name="P10"/>
      <table:table table:name="table_destinataires" table:style-name="table_5f_destinataires">
        <table:table-column table:style-name="table_5f_destinataires.A" table:number-columns-repeated="2"/>
        <table:table-column table:style-name="table_5f_destinataires.C"/>
        <table:table-column table:style-name="table_5f_destinataires.A" table:number-columns-repeated="2"/>
        <table:table-column table:style-name="table_5f_destinataires.F"/>
        <table:table-column table:style-name="table_5f_destinataires.C"/>
        <table:table-row>
          <table:table-cell table:style-name="table_5f_destinataires.A1" office:value-type="string">
            <text:p text:style-name="P4">Email</text:p>
          </table:table-cell>
          <table:table-cell table:style-name="table_5f_destinataires.A1" office:value-type="string">
            <text:p text:style-name="P4">Type</text:p>
          </table:table-cell>
          <table:table-cell table:style-name="table_5f_destinataires.A1" office:value-type="string">
            <text:p text:style-name="P4">Date d’envoi</text:p>
          </table:table-cell>
          <table:table-cell table:style-name="table_5f_destinataires.A1" office:value-type="string">
            <text:p text:style-name="P4">Dernier envoi</text:p>
          </table:table-cell>
          <table:table-cell table:style-name="table_5f_destinataires.A1" office:value-type="string">
            <text:p text:style-name="P4">Nombre d’envois</text:p>
          </table:table-cell>
          <table:table-cell table:style-name="table_5f_destinataires.A1" office:value-type="string">
            <text:p text:style-name="P4">Lecture</text:p>
          </table:table-cell>
          <table:table-cell table:style-name="table_5f_destinataires.G1" office:value-type="string">
            <text:p text:style-name="P5">Réponse</text:p>
          </table:table-cell>
        </table:table-row>
        <table:table-row>
          <table:table-cell table:style-name="table_5f_destinataires.A2" office:value-type="string">
            <text:p text:style-name="P3"><text:user-field-get text:name="email_destinataire">email_destinataire</text:user-field-get></text:p>
          </table:table-cell>
          <table:table-cell table:style-name="table_5f_destinataires.B2" office:value-type="string">
            <text:p text:style-name="P3"><text:user-field-get text:name="type_destinataire">type_destinataire</text:user-field-get></text:p>
          </table:table-cell>
          <table:table-cell table:style-name="table_5f_destinataires.C2" office:value-type="string">
            <text:p text:style-name="P3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3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3"><text:user-field-get text:name="nombre_envois">nombre_envois</text:user-field-get></text:p>
          </table:table-cell>
          <table:table-cell table:style-name="table_5f_destinataires.F2" office:value-type="string">
            <text:p text:style-name="P3"><text:user-field-get text:name="lecture">lecture</text:user-field-get></text:p>
          </table:table-cell>
          <table:table-cell table:style-name="table_5f_destinataires.G2" office:value-type="string">
            <text:p text:style-name="P3"><text:user-field-get style:data-style-name="N10071" text:name="date_reponse">30/12/1899 00:00:00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4-17T15:18:54.611592450</dc:date>
    <meta:editing-duration>PT1H23M11S</meta:editing-duration>
    <meta:editing-cycles>16</meta:editing-cycles>
    <meta:generator>LibreOffice/7.3.7.2$Linux_X86_64 LibreOffice_project/30$Build-2</meta:generator>
    <meta:document-statistic meta:table-count="2" meta:image-count="0" meta:object-count="0" meta:page-count="1" meta:paragraph-count="25" meta:word-count="47" meta:character-count="375" meta:non-whitespace-character-count="352"/>
  </office:meta>
</office:document-meta>
</file>